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align="center" style:justify-single-word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align="justify" style:justify-single-word="false" fo:text-indent="0cm" style:auto-text-indent="false"/>
      <style:text-properties style:font-name="Verdana1" fo:font-size="16pt" officeooo:paragraph-rsid="002074bf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align="justify" style:justify-single-word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fo:language="pt" fo:country="BR" style:text-underline-style="none" officeooo:rsid="001dc54f" style:font-size-asian="16pt"/>
    </style:style>
    <style:style style:name="T18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7">Confira os sintomas da Dengue</text:span></text:p>
      <text:p text:style-name="P7"><text:span text:style-name="T18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5:45.202000000</dc:date>
    <meta:editing-duration>PT24M</meta:editing-duration>
    <meta:editing-cycles>1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